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RI of ConceptScheme</text:p>
          </table:table-cell>
          <table:table-cell office:value-type="string">
            <text:p>http://labs.sparna.fr/skos-play/convert/tes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RI</text:p>
          </table:table-cell>
          <table:table-cell office:value-type="string">
            <text:p>skos:prefLabel@fr</text:p>
          </table:table-cell>
          <table:table-cell office:value-type="string">
            <text:p>skos:altLabel@fr</text:p>
          </table:table-cell>
        </table:table-row>
        <table:table-row table:style-name="ro1">
          <table:table-cell office:value-type="string">
            <text:p>http://labs.sparna.fr/skos-play/convert/test/concept_1</text:p>
          </table:table-cell>
          <table:table-cell office:value-type="string">
            <text:p>Test</text:p>
          </table:table-cell>
          <table:table-cell office:value-type="string">
            <text:p>show</text:p>
          </table:table-cell>
        </table:table-row>
        <table:table-row table:style-name="ro1">
          <table:table-cell office:value-type="string">
            <text:p>http://labs.sparna.fr/skos-play/convert/test/concept_a</text:p>
          </table:table-cell>
          <table:table-cell office:value-type="string">
            <text:p>Test</text:p>
          </table:table-cell>
          <table:table-cell office:value-type="string">
            <text:p>hid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0S</meta:editing-duration>
    <meta:editing-cycles>6</meta:editing-cycles>
    <meta:generator>OpenOffice/4.1.16$Win32 OpenOffice.org_project/4116m3$Build-9816</meta:generator>
    <dc:date>2026-04-30T09:39:21.16</dc:date>
    <dc:creator>Arthur Leroux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